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3.466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results-fine-tune-self_attention" table:style-name="ta1">
        <table:shapes>
          <draw:frame draw:z-index="0" draw:style-name="gr1" draw:text-style-name="P1" svg:width="16.005cm" svg:height="9.004cm" svg:x="17.572cm" svg:y="5.658cm">
            <draw:object draw:notify-on-update-of-ranges="'results-fine-tune-self_attention'.B1:'results-fine-tune-self_attention'.B1 'results-fine-tune-self_attention'.C2:'results-fine-tune-self_attention'.C25 'results-fine-tune-self_attention'.C1:'results-fine-tune-self_attention'.C1 'results-fine-tune-self_attention'.B2:'results-fine-tune-self_attention'.B25 'results-fine-tune-self_attention'.F4:'results-fine-tune-self_attention'.F5 'results-fine-tune-self_attention'.G4:'results-fine-tune-self_attention'.G5"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number-columns-repeated="2" table:default-cell-style-name="Default"/>
        <table:table-column table:style-name="co3" table:number-columns-repeated="4" table:default-cell-style-name="Default"/>
        <table:table-row table:style-name="ro1">
          <table:table-cell office:value-type="string" calcext:value-type="string">
            <text:p>text</text:p>
          </table:table-cell>
          <table:table-cell office:value-type="string" calcext:value-type="string">
            <text:p>prediction</text:p>
          </table:table-cell>
          <table:table-cell table:style-name="ce1" office:value-type="string" calcext:value-type="string">
            <text:p>true</text:p>
          </table:table-cell>
          <table:table-cell table:number-columns-repeated="4"/>
        </table:table-row>
        <table:table-row table:style-name="ro1">
          <table:table-cell office:value-type="string" calcext:value-type="string">
            <text:p>Aims: The aims of the experiment were to synthesize and isolate SnI4 from its respective elements, and to investigate the compound�s reactivity and chemical behavior with tests. Procedure: Tin metal (1g) was added to a flask along with iodine pellets (2.5g), toluene (10cm3) and a few anti-bumping granules. This mixture was heated under reflux until the condensing solvent ran clear. The solvent in the flask was allowed to cool to the point where the solvent stopped condensing, and then was decanted. Petroleum spirit 40-60 (10cm3) was then added to the refluxed solvent. The residual tin metal left in the reaction flask was washed with acetone and then weighed. The solution in the flask was allowed to cool fully, and the crystals that formed were then filtered using vacuum filtration � the crystals were washed with cold petroleum spirit 40-60 throughout. Once the crystals were washed and dried, they were weighed. A solution was then made; a combination of the crystals (micro-spatula tip) and water (15mL). A sequence of tests was then carried out on the solution (1-2mL for each test); first being the addition of silver nitrate (0.1M, 4-5 drops). Then, for the second test, a copper wire was heated in a Bunsen flame, dipped into the solution, then placed back into the flame. For the last test, hydrogen peroxide (3%, 10 drops) and petroleum spirit 40-60 (2-3mL) were added to the solution. Aims: The aims of the experiment were to synthesize and isolate SnI4 from its respective elements, and to investigate the compound�s reactivity and chemical behavior with tests. Procedure: Tin metal (1g) was added to a flask along with iodine pellets (2.5g), toluene (10cm3) and a few anti-bumping granules. This mixture was heated under reflux until the condensing solvent ran clear. The solvent in the flask was allowed to cool to the point where the solvent stopped condensing, and then was decanted. Petroleum spirit 40-60 (10cm3) was then added to the refluxed solvent. The residual tin metal left in the reaction flask was washed with acetone and then weighed. The solution in the flask was allowed to cool fully, and the crystals that formed were then filtered using vacuum filtration � the crystals were washed with cold petroleum spirit 40-60 throughout. Once the crystals were washed and dried, they were weighed.</text:p>
          </table:table-cell>
          <table:table-cell office:value-type="float" office:value="0.721024751663208" calcext:value-type="float">
            <text:p>0.721024751663208</text:p>
          </table:table-cell>
          <table:table-cell office:value-type="float" office:value="0.730000019073486" calcext:value-type="float">
            <text:p>0.730000019073486</text:p>
          </table:table-cell>
          <table:table-cell table:number-columns-repeated="4"/>
        </table:table-row>
        <table:table-row table:style-name="ro1">
          <table:table-cell office:value-type="string" calcext:value-type="string">
            <text:p>The aim of this experiment is to prepare tin iodide (SnI4) and test its reactivity. Tin metal (1g) and elemental iodine (2.5g) were suspended in toluene (10cm3) and heated under reflux. A violet vapor condenses and the mixture was heated until this condensing vapor was colourless, and the solution is orange. The hot solution was decanted, petroleum spirit 40/60 (10cm3) was added and it was left to cool to room temperature. Once orange crystals formed the solution was further cooled in an ice bath. The crystals (SnI4) were filtered with a Bucher funnel using cold petroleum 40/60 (10cm3) to wash them. The tin remaining from the reaction flask was washed with acetone and left to dry. Chemical tests were performed using a dilute aqueous solution of the orange crystals prepared. First pH paper was used to measure the pH of the solution. 0.1M silver nitrate (4-5 drops) was mixed with the solution of tin iodide (1-2mL). A Beilstein flame test was performed by dipping a hot copper wire into the SnI4 solution and burning in a Bunsen flame. Finally, hydrogen peroxide (3%, 10drops) was mixed with the SnI4 solution (1-2mL) and petrol (3 drops). The aim of this experiment is to prepare tin iodide (SnI4) and test its reactivity. Tin metal (1g) and elemental iodine (2.5g) were suspended in toluene (10cm3) and heated under reflux. A violet vapor condenses and the mixture was heated until this condensing vapor was colourless, and the solution is orange. The hot solution was decanted, petroleum spirit 40/60 (10cm3) was added and it was left to cool to room temperature. Once orange crystals formed the solution was further cooled in an ice bath. The crystals (SnI4) were filtered with a Bucher funnel using cold petroleum 40/60 (10cm3) to wash them. The tin remaining from the reaction flask was washed with acetone and left to dry.</text:p>
          </table:table-cell>
          <table:table-cell office:value-type="float" office:value="0.783303737640381" calcext:value-type="float">
            <text:p>0.783303737640381</text:p>
          </table:table-cell>
          <table:table-cell office:value-type="float" office:value="0.649999976158142" calcext:value-type="float">
            <text:p>0.649999976158142</text:p>
          </table:table-cell>
          <table:table-cell table:number-columns-repeated="4"/>
        </table:table-row>
        <table:table-row table:style-name="ro1">
          <table:table-cell office:value-type="string" calcext:value-type="string">
            <text:p>Aim: to prepare a tin iodide species from its elements, isolate it and examine the reactivity of the product using three different tests, including flame testing. Tin metal (1.06g, 0.0089 mol), iodine (2.52g, 0.0099 mol), toluene (10cm3) and 2 or 3 anti-bumping granules were refluxed at 60% power until the violet vapour became clear. The flask was then cooled to where the solvent stopped condensing. Petroleum spirit 40/60 (10cm3) was added and the solution was left to cool to room temperature. The residual tin was washed with acetone, left to dry then weighed (0.57g, 0.0048mol). The flask was cooled in an ice bath and then the crystals were filtered and washed with cold petroleum spirit 40/60 and weighed (1.46g, 0.0023 mol). A heaped microspatula tip of SnI4 was dissolved in water (20mL). Test 1: the SnI4 solution (1mL) and 0.1M silver nitrate (4 drops) were shaken together Test 2: SnI4 solution (1mL) was flame tested Test 3: SnI4 solution (1mL) and 3% hydrogen peroxide (10 drops) were shaken together and then <text:s text:c="36"/>petrol (2mL) was added and swirled. Aim: to prepare a tin iodide species from its elements, isolate it and examine the reactivity of the product using three different tests, including flame testing. Tin metal (1.06g, 0.0089 mol), iodine (2.52g, 0.0099 mol), toluene (10cm3) and 2 or 3 anti-bumping granules were refluxed at 60% power until the violet vapour became clear. The flask was then cooled to where the solvent stopped condensing. Petroleum spirit 40/60 (10cm3) was added and the solution was left to cool to room temperature. The residual tin was washed with acetone, left to dry then weighed (0.57g, 0.0048mol). The flask was cooled in an ice bath and then the crystals were filtered and washed with cold petroleum spirit 40/60 and weighed (1.46g, 0.0023 mol). A heaped microspatula tip of SnI4 was dissolved in water (20mL). Test 1: the SnI4 solution (1mL) and 0.1M silver nitrate (4 drops) were shaken together Test 2: SnI4 solution (1mL) was flame tested</text:p>
          </table:table-cell>
          <table:table-cell office:value-type="float" office:value="0.721049129962921" calcext:value-type="float">
            <text:p>0.721049129962921</text:p>
          </table:table-cell>
          <table:table-cell office:value-type="float" office:value="0.879999995231628" calcext:value-type="float">
            <text:p>0.879999995231628</text:p>
          </table:table-cell>
          <table:table-cell table:number-columns-repeated="2"/>
          <table:table-cell table:number-columns-repeated="2" office:value-type="float" office:value="1" calcext:value-type="float">
            <text:p>1</text:p>
          </table:table-cell>
        </table:table-row>
        <table:table-row table:style-name="ro1">
          <table:table-cell office:value-type="string" calcext:value-type="string">
            <text:p>The aim of this experiment was to become more acquainted at using the reflux condenser and be able the Buchner funnel. The aim was also to become better suited at weighing out accurate measurements, dealing with more dangerous substances. After using a weighing out about 1g of tin metal and transferring it into a round-bottomed flask using a plastic funnel, I added the appropriate amount of iodine (2.5g), again with the plastic funnel and set up the apparatus for reflux. Then after adding 10 cm� of toluene and a few anti-bumping granules, the heat was ready to be applied for reflux. After the reaction has finished, which will be visible by the solution going an orange colour and the vapours becoming colourless, I decanted the tin metal to a watch glass to weigh it. Once the solution has then cooled using an ice bath, it was then time to filter off the crystals using the Buchner funnel, washing them with 10cm� of petroleum spirit 40/60. Finally, after weighing my dried crystals I dissolved them in a small amount of water to prepare them for 3 tests. The first, during which I would add a small amount of silver nitrate, the second in which I would heat a copper wire and then after getting some of my solution on it, I would I test the flame colour and finally I would add small amounts of hydrogen peroxide and a similar amount of petrol to take note on the colours of the biphasic solution. The aim of this experiment was to become more acquainted at using the reflux condenser and be able the Buchner funnel. The aim was also to become better suited at weighing out accurate measurements, dealing with more dangerous substances.</text:p>
          </table:table-cell>
          <table:table-cell office:value-type="float" office:value="0.776390850543976" calcext:value-type="float">
            <text:p>0.776390850543976</text:p>
          </table:table-cell>
          <table:table-cell office:value-type="float" office:value="0.680000007152557" calcext:value-type="float">
            <text:p>0.680000007152557</text:p>
          </table:table-cell>
          <table:table-cell table:number-columns-repeated="2"/>
          <table:table-cell table:number-columns-repeated="2" office:value-type="float" office:value="0" calcext:value-type="float">
            <text:p>0</text:p>
          </table:table-cell>
        </table:table-row>
        <table:table-row table:style-name="ro1">
          <table:table-cell office:value-type="string" calcext:value-type="string">
            <text:p>In this experiment SnI4 crystals were synthesised and purified from Sn and I2. The crystals were dissolved in water and then tested using three tests: a) addition of silver nitrate b) Beilstein test c) addition of hydrogen peroxide and petrol. This enabled the reactivity of SnI4 to be investigate. Tin (1.0g), iodine (2.5g) and toluene (10cm3) were added to a reaction flask and reflux carried out until the condensed solvent had become colourless. The resulting solution was decanted leaving the tin residue in the reaction flask. <text:s/>The tin residue was then washed using acetone and the dried tin residue weighed. Petroleum spirit 40/60 (10cm3) was added to the decanted solution and cooled using an ice bath allowing crystals to form. The crystals were then filtered under a vacuum and washed with petroleum spirit 40/60. The dried crystals of SnI4 were then weighed. A micro spatula of the SnI4 crystals were dissolved in water (15-20cm3). The dissolved solution of crystals (1-2mL) were add to silver nitrate 0.1M (4-5drops) and observations recorded. A heated end of copper wire was then dipped into the dissolved solution (1-2mL) and placed under a Bunsen burner. The flame colour was recorded. Dissolved solution (1-2mL) was added to 3% hydrogen peroxide (10 drops) and petrol (2-3mL) and observations recorded. In this experiment SnI4 crystals were synthesised and purified from Sn and I2. The crystals were dissolved in water and then tested using three tests: a) addition of silver nitrate b) Beilstein test c) addition of hydrogen peroxide and petrol. This enabled the reactivity of SnI4 to be investigate.</text:p>
          </table:table-cell>
          <table:table-cell office:value-type="float" office:value="0.676677346229553" calcext:value-type="float">
            <text:p>0.676677346229553</text:p>
          </table:table-cell>
          <table:table-cell office:value-type="float" office:value="0.980000019073486" calcext:value-type="float">
            <text:p>0.980000019073486</text:p>
          </table:table-cell>
          <table:table-cell table:number-columns-repeated="4"/>
        </table:table-row>
        <table:table-row table:style-name="ro1">
          <table:table-cell office:value-type="string" calcext:value-type="string">
            <text:p>The aim of the following experiment was to understand how to prepare tin iodide (SnI4) from its elements by heating under reflux and filtering under reduced pressure. In the second part of the experiment the reactivity of the tin oxide was measured by carrying out a series of chemical tests. A Quickfit round-bottom flask (100mL) was equipped with a plastic powder funnel and tin metal (1.0g) was transferred into it. Iodine (2.5g), toluene (10cm3) and anti-bumping granules were also transferred into the reaction flask respectively. The apparatus for heating under reflux was set up ensuring there are no leaks. The mantle was turned on (60% power) and the violet solution was heated until it turned orange and the condensing solvent was clear. The mantle was switched off after the heating period and the flask cooled until the solvent stopped condensing. The solution was then decanted into a conical flask (100cm3), leaving the residual tin, and petroleum spirit 40/60 (10cm3) was added, allowing the conical flask to cool to room temperature. The residual tin was washed with acetone, dried and then weighed, while the conical flask was placed in an ice bath. The crystals formed in the conical flask were filtered using a Buchner funnel, washed with petroleum spirit 40/60 (10cm3) and weighed. A micro spatula of SnI4 was dissolved in water (15mL) and shaken until dissolved. The pH of the solution was checked and used in the chemical tests. In test 1, 0.1 M silver nitrate (5 drops) was added to the SnI4 solution (1-2mL) and shaken gently for. In test 2, a copper wire was heated, immersed in the SnI4 solution (1-2mL) and then heated again. In test 3, 3% hydrogen peroxide (10 drops) was added to the SnI4 solution (1-2mL) and the solution shaken. Petrol was then added (2mL) and the solution gently swirled. The aim of the following experiment was to understand how to prepare tin iodide (SnI4) from its elements by heating under reflux and filtering under reduced pressure. In the second part of the experiment the reactivity of the tin oxide was measured by carrying out a series of chemical tests. A Quickfit round-bottom flask (100mL) was equipped with a plastic powder funnel and tin metal (1.0g) was transferred into it. Iodine (2.5g), toluene (10cm3) and anti-bumping granules were also transferred into the reaction flask respectively. The apparatus for heating under reflux was set up ensuring there are no leaks. The mantle was turned on (60% power) and the violet solution was heated until it turned orange and the condensing solvent was clear. The mantle was switched off after the heating period and the flask cooled until the solvent stopped condensing. The solution was then decanted into a conical flask (100cm3), leaving the residual tin, and petroleum spirit 40/60 (10cm3) was added, allowing the conical flask to cool to room temperature. The residual tin was washed with acetone, dried and then weighed, while the conical flask was placed in an ice bath. The crystals formed in the conical flask were filtered using a Buchner funnel, washed with petroleum spirit 40/60 (10cm3) and weighed.</text:p>
          </table:table-cell>
          <table:table-cell office:value-type="float" office:value="0.711469352245331" calcext:value-type="float">
            <text:p>0.711469352245331</text:p>
          </table:table-cell>
          <table:table-cell office:value-type="float" office:value="0.699999988079071" calcext:value-type="float">
            <text:p>0.699999988079071</text:p>
          </table:table-cell>
          <table:table-cell table:number-columns-repeated="4"/>
        </table:table-row>
        <table:table-row table:style-name="ro1">
          <table:table-cell office:value-type="string" calcext:value-type="string">
            <text:p>The aim of this experiment is to prepare a tin iodide (SnI4) solution from its original elements and interpreting the reactivity of the isolated solution through numerous trials. A 100ml Quickfit round-bottom flask was connected with a plastic powder funnel and then 1g of tin and 2.5g of iodine pellets was transferred to the flask and mixed with 10cm3 of toluene and a few anti-bumping granules. A reflux condenser was attached, and the mixture was heated (60% power) until purple vapor formed and began to condense and the solution color changed from purple to orange. After condensation stopped, the liquid solution was transferred to a conical flask and the tin residue left behind to dry. The solution was then given a few minutes to cool to form the orange crystals. Next, using a Buchner Funnel, the crystals are filtered out and weighed. A sample of the orange crystals was mixed with water and the resulting solution was placed into three testing tubes. The first test conducted was adding a few drops of silver nitrate and then record the reactivity. The second experiment conducted was a Beinstein Flame test where a copper wire was soaked in the solution and placed over a flame to reveal a distinct color. The final test conducted was adding a few drops of hydrogen peroxide and 2-3mL of petroleum to observe the changes that occur.</text:p>
          </table:table-cell>
          <table:table-cell office:value-type="float" office:value="0.73300689458847" calcext:value-type="float">
            <text:p>0.73300689458847</text:p>
          </table:table-cell>
          <table:table-cell office:value-type="float" office:value="0.529999971389771" calcext:value-type="float">
            <text:p>0.529999971389771</text:p>
          </table:table-cell>
          <table:table-cell table:number-columns-repeated="4"/>
        </table:table-row>
        <table:table-row table:style-name="ro1">
          <table:table-cell office:value-type="string" calcext:value-type="string">
            <text:p>The aim of the experiment was to prepare the SnI4 from tin and iodine, isolate the product and examine its reactivity. 1g of tin metal, 2.5g of iodine, 10cm3 of toluene and 3 anti-bumping granules were added to a 100cm3 round bottom flask. The flask was then attached to a reflux condenser and placed in a heating mantle set to 100C to be heated until the purple vapour turned clear and the solution changed from purple to orange, the flask was then allowed to cool before the solution was decanted into a 100cm3 conical flask. 10cm3 of petroleum spirit 40/60 was added to the conical flask and left to cool in an ice bath. While the solution was cooling in the ice bath the left-over tin in the round bottom flask was washed with acetone then dried and weighed on a watch glass. The orange crystals formed in the conical flask were filtered and washed with cold petroleum spirit 40/60 under suction. The weight of the dried crystals was then recorded. To test the properties of the new crystals 1 heaped micro-spatula was dissolved in 15-20ml of water and shaken until the orange solid was no longer visible, the pH of the solution was tested using pH paper. The solution was then used in the following three tests. ~2ml of the solution was transferred to a test tube and 5 drops of 0.1M silver nitrate added, the mixture was then gently shaken and any observations recorded. ~2ml of the solution was transferred to a test tube and taken to a fume hood. A copper wire was heated until glowing red in a Bunsen burner and dipped into the solution. The wire was then heated in the Bunsen flame and the colour recorded. ~2ml of the solution was transferred to a test tube and 10 drops of 3% hydrogen peroxide added, the mixture was then gently shaken before ~2.5ml of petrol were added. The biphasic solution was swirled and any changes observed were recorded. The aim of the experiment was to prepare the SnI4 from tin and iodine, isolate the product and examine its reactivity. 1g of tin metal, 2.5g of iodine, 10cm3 of toluene and 3 anti-bumping granules were added to a 100cm3 round bottom flask. The flask was then attached to a reflux condenser and placed in a heating mantle set to 100C to be heated until the purple vapour turned clear and the solution changed from purple to orange, the flask was then allowed to cool before the solution was decanted into a 100cm3 conical flask. 10cm3 of petroleum spirit 40/60 was added to the conical flask and left to cool in an ice bath. While the solution was cooling in the ice bath the left-over tin in the round bottom flask was washed with acetone then dried and weighed on a watch glass. The orange crystals formed in the conical flask were filtered and washed with cold petroleum spirit 40/60 under suction. The weight of the dried crystals was then recorded. To test the properties of the new crystals 1 heaped micro-spatula was dissolved in 15-20ml of water and shaken until the orange solid was no longer visible, the pH of the solution was tested using pH paper. The solution was then used in the following three tests. ~2ml of the solution was transferred to a test tube and 5 drops of 0.1M silver nitrate added, the mixture was then gently shaken and any observations recorded. ~2ml of the solution was transferred to a test tube and taken to a fume hood. A copper wire was heated until glowing red in a Bunsen burner and dipped into the solution. The wire was then heated in the Bunsen flame and the colour recorded.</text:p>
          </table:table-cell>
          <table:table-cell office:value-type="float" office:value="0.746885597705841" calcext:value-type="float">
            <text:p>0.746885597705841</text:p>
          </table:table-cell>
          <table:table-cell office:value-type="float" office:value="0.779999971389771" calcext:value-type="float">
            <text:p>0.779999971389771</text:p>
          </table:table-cell>
          <table:table-cell table:number-columns-repeated="4"/>
        </table:table-row>
        <table:table-row table:style-name="ro1">
          <table:table-cell office:value-type="string" calcext:value-type="string">
            <text:p>The aim of the experiment was to create a sample of Tin (IV) Iodide using reflux. I added 1g of tin, 2.5g of iodine, 10mL of toluene and 3 anti-bumping granules to a 100mL round bottomed flask. I then heated the solution under reflux until the condensate was colourless. At which point I removed the heat from the round bottomed flask and allowed it to cool until evaporation stops. I then decanted off the solution into a conical flash. I then added 10mL to the conical flask and allowing to cool to room temperature. I washed the residual tin in the round bottomed flask with acetone. And weighed the dry tin. I put the conical flask with the SnI4 in into an ice bath, to aid precipitation. I then vacuum filtered the crystals. I then dissolved a heaped spatula of the crystals in to 20mL of water, and transferred 2mL each to 3 test tubes. I added 2mL of 0.1M silver nitrate to the first test tube, resulting in a cr�me precipitate being formed. I heated up some copper wire red hot, and dipped the hot end in the second test tube. This resulted in a vibrant green coloured flame being emitted. To the third test tube I added 10 drops of 3% hydrogen peroxide, the solution changed colour from colourless to yellow/brown. And then I added 2mL of petrol, and a biphasic system evolved. The top layer was pink, the bottom layer was orange/red. The aim of the experiment was to create a sample of Tin (IV) Iodide using reflux. I added 1g of tin, 2.5g of iodine, 10mL of toluene and 3 anti-bumping granules to a 100mL round bottomed flask. I then heated the solution under reflux until the condensate was colourless. At which point I removed the heat from the round bottomed flask and allowed it to cool until evaporation stops. I then decanted off the solution into a conical flash. I then added 10mL to the conical flask and allowing to cool to room temperature. I washed the residual tin in the round bottomed flask with acetone. And weighed the dry tin. I put the conical flask with the SnI4 in into an ice bath, to aid precipitation. I then vacuum filtered the crystals. I then dissolved a heaped spatula of the crystals in to 20mL of water, and transferred 2mL each to 3 test tubes. I added 2mL of 0.1M silver nitrate to the first test tube, resulting in a cr�me precipitate being formed. I heated up some copper wire red hot, and dipped the hot end in the second test tube. This resulted in a vibrant green coloured flame being emitted.</text:p>
          </table:table-cell>
          <table:table-cell office:value-type="float" office:value="0.692569971084595" calcext:value-type="float">
            <text:p>0.692569971084595</text:p>
          </table:table-cell>
          <table:table-cell office:value-type="float" office:value="0.550000011920929" calcext:value-type="float">
            <text:p>0.550000011920929</text:p>
          </table:table-cell>
          <table:table-cell table:number-columns-repeated="4"/>
        </table:table-row>
        <table:table-row table:style-name="ro1">
          <table:table-cell office:value-type="string" calcext:value-type="string">
            <text:p>The aim of this experiment was to facilitate a reaction between tin metal and iodine to produce and recrystallize tin (IV) iodide. In addition to this, three tests were performed to determine the reactions between various chemicals and a solution created from the addition of water to a sample of the recrystallized SnI4. 1.31g of tin metal, 2.52g of iodine, and 10ml of toluene were added to a 100ml Quickfit round bottom flask. This mixture was heated using a hot plate and a reflux condenser. The mixture was heated until the mixture changed from its original deep violet colour to orange, and its vapour turned clear. Once the reaction was completed the mixture was transferred to a conical beaker and 10ml of petroleum spirit 40/60 was added. The beaker was then placed on ice to allow for recrystallization of the SnI4. Once the crystals had formed and the solution was cool the crystals were filtered out using a Buchner funnel facilitated by petroleum spirit 40/60. From this point the tests were conducted using a solution of a micro spatula tip of SnI4 added to 20ml water that were thoroughly mixed. The first test consisted of 1-2ml of this solution being transferred to a test tube and then adding 4-5 drops of 0.1M silver nitrate, which was then shaken gently. The second test was conducted by placing a copper wire in the flame of a Bunsen Burner and noting the flame�s colour. Then the same copper wire was dipped into the SnI4 and water solution and placed back in the flame. The colour was once again noted. Finally, another 1-2ml of the solution were placed in a test tube and 10 drops of 3% hydrogen peroxide were added and the colour noted, then 2-3 ml of petroleum spirit 40/60 was added to the same test tube and the colour and biphasic separation was noted. All chemicals and solutions were disposed of in the appropriate containers. The aim of this experiment was to facilitate a reaction between tin metal and iodine to produce and recrystallize tin (IV) iodide. In addition to this, three tests were performed to determine the reactions between various chemicals and a solution created from the addition of water to a sample of the recrystallized SnI4. 1.31g of tin metal, 2.52g of iodine, and 10ml of toluene were added to a 100ml Quickfit round bottom flask. This mixture was heated using a hot plate and a reflux condenser. The mixture was heated until the mixture changed from its original deep violet colour to orange, and its vapour turned clear. Once the reaction was completed the mixture was transferred to a conical beaker and 10ml of petroleum spirit 40/60 was added. The beaker was then placed on ice to allow for recrystallization of the SnI4. Once the crystals had formed and the solution was cool the crystals were filtered out using a Buchner funnel facilitated by petroleum spirit 40/60. From this point the tests were conducted using a solution of a micro spatula tip of SnI4 added to 20ml water that were thoroughly mixed. The first test consisted of 1-2ml of this solution being transferred to a test tube and then adding 4-5 drops of 0.1M silver nitrate, which was then shaken gently. The second test was conducted by placing a copper wire in the flame of a Bunsen Burner and noting the flame�s colour. Then the same copper wire was dipped into the SnI4 and water solution and placed back in the flame. The colour was once again noted. Finally, another 1-2ml of the solution were placed in a test tube and 10 drops of 3% hydrogen peroxide were added and the colour noted, then 2-3 ml of petroleum spirit 40/60 was added to the same test tube and the colour and biphasic separation was noted.</text:p>
          </table:table-cell>
          <table:table-cell office:value-type="float" office:value="0.743204414844513" calcext:value-type="float">
            <text:p>0.743204414844513</text:p>
          </table:table-cell>
          <table:table-cell office:value-type="float" office:value="0.779999971389771" calcext:value-type="float">
            <text:p>0.779999971389771</text:p>
          </table:table-cell>
          <table:table-cell table:number-columns-repeated="2"/>
          <table:table-cell table:formula="of:=AVERAGE([.C2:.C25])" office:value-type="float" office:value="0.664166662842035" calcext:value-type="float">
            <text:p>0.664166662842035</text:p>
          </table:table-cell>
          <table:table-cell/>
        </table:table-row>
        <table:table-row table:style-name="ro1">
          <table:table-cell office:value-type="string" calcext:value-type="string">
            <text:p>The aim of this experiment was to produce tin iodide (SnI4) from its elements. 1.0g of tin was added to 2.5g of iodine with 10cm3 of toluene. The solution was refluxed until the colour turned orange and no more vapour was condensing. The hot solution was decanted and 10cm3 of petroleum 40/60 added, and left to recrystallize in an ice bath. The tin residue was washed with acetone and dried to weigh. The crystals were dried under suction to afford the pure sample as crystals. A microspatula�s worth of crystals were dissolved in water, so that further tests could be done. First by mixing with Silver nitrate, secondly by heating the solution in a Bunsen flame, and thirdly by mixing with hydrogen peroxide and petroleum. The aim of this experiment was to produce tin iodide (SnI4) from its elements. 1.0g of tin was added to 2.5g of iodine with 10cm3 of toluene. The solution was refluxed until the colour turned orange and no more vapour was condensing. The hot solution was decanted and 10cm3 of petroleum 40/60 added, and left to recrystallize in an ice bath. The tin residue was washed with acetone and dried to weigh. The crystals were dried under suction to afford the pure sample as crystals.</text:p>
          </table:table-cell>
          <table:table-cell office:value-type="float" office:value="0.722063899040222" calcext:value-type="float">
            <text:p>0.722063899040222</text:p>
          </table:table-cell>
          <table:table-cell office:value-type="float" office:value="0.550000011920929" calcext:value-type="float">
            <text:p>0.550000011920929</text:p>
          </table:table-cell>
          <table:table-cell table:number-columns-repeated="4"/>
        </table:table-row>
        <table:table-row table:style-name="ro1">
          <table:table-cell office:value-type="string" calcext:value-type="string">
            <text:p>The aim of this experiment is to form the tin iodine species, SnI4, and test it�s reactivity using three different methods. First, transfer 1g of tin metal to a round-bottom flask and then add in 2.5g of iodine pellets. Then add 10cm3 of toulene and two or three anti-bumping granules. Next, put the flask on a hot plate, make sure it is properly secured using a clamp and connect a reflux condenser. The solution should start off as a violet/purple colour and become orange as the reaction progresses. After this colour change occurs, the hot plate should be switched off and the flask taken off it to allow it to cool down. Pour out the solution into a conical flask, leaving behind the unreacted tin in the round-bottom flask. Add 10cm3 of petroleum 40/60 to the conical flask to allow the solution to cool. Wash the unreacted tin out of the round-bottom flask with acetone and weigh it once it has dried. Orange crystals should start to form as the conical flask cools down. To increase crystallization, cool in an ice bath. After this, filter the solution using a Buchner funnel to separate the solution and crystals. To perform the chemical tests, you first need to dissolve a micro-spatula tip of SnI4 into 15-20mL of water and shake until the crystals are no longer visible and check the pH using pH paper. Test 1: Put 1-2mL of the solution into a test tube and put in 4 or 5 drops of 0.1M silver nitrate. For 30 seconds, shake the test tube gently. Record what happens. Test 2: Put 1-2mL of the solution into a test tube. Using a Bunsen burner, heat up a copper wire until it glows red and then put it into the solution, then reheat the copper wire and see what colour the flame goes.</text:p>
          </table:table-cell>
          <table:table-cell office:value-type="float" office:value="0.719332337379456" calcext:value-type="float">
            <text:p>0.719332337379456</text:p>
          </table:table-cell>
          <table:table-cell office:value-type="float" office:value="0.400000005960465" calcext:value-type="float">
            <text:p>0.400000005960465</text:p>
          </table:table-cell>
          <table:table-cell table:number-columns-repeated="4"/>
        </table:table-row>
        <table:table-row table:style-name="ro1">
          <table:table-cell office:value-type="string" calcext:value-type="string">
            <text:p>The aim of this experiment was to prepare tin iodide, SnI4, from its elements, by weighing these out and being especially careful when weighing out iodide, and the performing a series of tests to examine the reactivity of the made tin iodide species. The experiment was started by firstly weighing out 1.0g, 1.01 was weighed, of tin and 2.5 g of iodine. These were then placed in a 100 mL quick fit round-bottom flask, with 10 cm3 of toluene and placed on a heating mantle. After adding a 3 anti-bumping granulates, a condenser was placed on top and the mixture was then heated under reflux until the originally violet solution became orange. After that, the hot solution was decanted and moved to a flask, leaving residual tin in the reaction flask, and petroleum spirit 40/60 was then added to the flask with the hot solution. The residual tin was washed with acetone and set out on a watch glass to dry. The hot solution created orange crystals as it cooled, an ice bath should be used to maximize this crystallization. After the crystals are filtered off under vacuum and washed, chemical tests can be performed. First, the crystals should be dissolved in 15-20 mL of water. For the first test, 2 mL of the solution was added to a test-tube with 4 drops of 0.1 M silver nitrate The second test required 2 mL of the solution in a test tube and then a flame test was done using a copper wire. The third test required 2 mL of the solution to be moved to a test tube and 10 drops of 3% hydrogen peroxide was added. This was shaken for around 30 seconds and 2 mL of petrol was added. The aim of this experiment was to prepare tin iodide, SnI4, from its elements, by weighing these out and being especially careful when weighing out iodide, and the performing a series of tests to examine the reactivity of the made tin iodide species. The experiment was started by firstly weighing out 1.0g, 1.01 was weighed, of tin and 2.5 g of iodine. These were then placed in a 100 mL quick fit round-bottom flask, with 10 cm3 of toluene and placed on a heating mantle. After adding a 3 anti-bumping granulates, a condenser was placed on top and the mixture was then heated under reflux until the originally violet solution became orange. After that, the hot solution was decanted and moved to a flask, leaving residual tin in the reaction flask, and petroleum spirit 40/60 was then added to the flask with the hot solution. The residual tin was washed with acetone and set out on a watch glass to dry. The hot solution created orange crystals as it cooled, an ice bath should be used to maximize this crystallization. After the crystals are filtered off under vacuum and washed, chemical tests can be performed. First, the crystals should be dissolved in 15-20 mL of water. For the first test, 2 mL of the solution was added to a test-tube with 4 drops of 0.1 M silver nitrate The second test required 2 mL of the solution in a test tube and then a flame test was done using a copper wire.</text:p>
          </table:table-cell>
          <table:table-cell office:value-type="float" office:value="0.726287305355072" calcext:value-type="float">
            <text:p>0.726287305355072</text:p>
          </table:table-cell>
          <table:table-cell office:value-type="float" office:value="0.75" calcext:value-type="float">
            <text:p>0.75</text:p>
          </table:table-cell>
          <table:table-cell table:number-columns-repeated="4"/>
        </table:table-row>
        <table:table-row table:style-name="ro1">
          <table:table-cell office:value-type="string" calcext:value-type="string">
            <text:p>Aim of this experiment is to synthesise SnI4 from its elements. The product will then be tested with silver nitrate (0.1 M), hydrogen peroxide (3%) and petrol, and the Beilstein test to explore its reactivity. Tin metal (1.0 g), iodine pellets (2.5 g), toluene (10 cm3) and 2 or 3 anti-bumping granules were heated under reflux until a violet vapour started condensing. The solution was allowed to cool until the solvent stopped condensing. The residual tin was then washed with acetone and left to dry. Petroleum spirit (10 cm3, 40/60) was added to the hot solution and left to cool to room temperature and then furthered cooled in an ice bath in order to maximise crystallization. The product was vacuum filtered to separate the crystals from the solution and washed with petroleum spirit (10 cm3, 40/60). The final product, SnI4, was collected and observed as orange crystals. A solution was then made from the synthesized SnI4 (heaped spatula) with water (20 mL). When the orange solid had fully dissolved, the pH of the solution was tested using universal pH paper. Resulting in an orange colour being observed and hence, an acidic solution. Test 1 - Adding the solution prepared above (2 mL) to silver nitrate (5 drops, 0.1 M). Test 2 � End of a copper wire was heated and placed into the prepared solution and then was heated on Bunsen Burner. Test 3 � Hydrogen peroxide (10 drops, 3 %) was added to the prepared solution (2 mL), after 30 seconds of shaking the solution petrol was added (2 mL) Aim of this experiment is to synthesise SnI4 from its elements. The product will then be tested with silver nitrate (0.1 M), hydrogen peroxide (3%) and petrol, and the Beilstein test to explore its reactivity. Tin metal (1.0 g), iodine pellets (2.5 g), toluene (10 cm3) and 2 or 3 anti-bumping granules were heated under reflux until a violet vapour started condensing. The solution was allowed to cool until the solvent stopped condensing. The residual tin was then washed with acetone and left to dry. Petroleum spirit (10 cm3, 40/60) was added to the hot solution and left to cool to room temperature and then furthered cooled in an ice bath in order to maximise crystallization. The product was vacuum filtered to separate the crystals from the solution and washed with petroleum spirit (10 cm3, 40/60). The final product, SnI4, was collected and observed as orange crystals. A solution was then made from the synthesized SnI4 (heaped spatula) with water (20 mL). When the orange solid had fully dissolved, the pH of the solution was tested using universal pH paper. Resulting in an orange colour being observed and hence, an acidic solution. Test 1 - Adding the solution prepared above (2 mL) to silver nitrate (5 drops, 0.1 M). Test 2 � End of a copper wire was heated and placed into the prepared solution and then was heated on Bunsen Burner.</text:p>
          </table:table-cell>
          <table:table-cell office:value-type="float" office:value="0.685689747333527" calcext:value-type="float">
            <text:p>0.685689747333527</text:p>
          </table:table-cell>
          <table:table-cell office:value-type="float" office:value="0.800000011920929" calcext:value-type="float">
            <text:p>0.800000011920929</text:p>
          </table:table-cell>
          <table:table-cell table:number-columns-repeated="4"/>
        </table:table-row>
        <table:table-row table:style-name="ro1">
          <table:table-cell office:value-type="string" calcext:value-type="string">
            <text:p>The aim of the experiment was to prepare, by reflux, and isolate a tin iodide species from its components. The reactivity of the species was examined using a flame test, silver nitrate test and the addition of 3% hydrogen peroxide and 2ml petrol. Approximately 1.0g of tin metal and 2.5g iodine pellets were weighed accurately and added to a 100mL round-bottom flask. Toluene (10cm3) was added to the flask with two anti-bumping granules. The reaction mixture was heated under reflux until the solution changed from a violet to an orange colour and the condensing solvent ran clear. The flask was cooled until the solvent stopped condensing. The solution, excluding the solid tin, was transferred into a 100cm3 conical flask containing 10cm3 petroleum spirit 40/60. The solution was cooled in an ice bath until orange crystals formed. The crystals (SnI4) were then isolated using vacuum filtration and weighed. The residual tin was dried and weighed. To investigate the reactivity of the crystals, three tests were conducted. One micro spatula tip of the crystal was added to 15mL water in a beaker which was waggled until all solid dissolved. Three test tubes were set up to which one mL of the solution was added to each. The following tests were conducted. A silver nitrate test was conducted on test tube 1 and results observed. A Beilstein flame test was conducted for the solution of test tube 2 and the colour produced recorded.</text:p>
          </table:table-cell>
          <table:table-cell office:value-type="float" office:value="0.722468852996826" calcext:value-type="float">
            <text:p>0.722468852996826</text:p>
          </table:table-cell>
          <table:table-cell office:value-type="float" office:value="0.680000007152557" calcext:value-type="float">
            <text:p>0.680000007152557</text:p>
          </table:table-cell>
          <table:table-cell table:number-columns-repeated="4"/>
        </table:table-row>
        <table:table-row table:style-name="ro1">
          <table:table-cell office:value-type="string" calcext:value-type="string">
            <text:p>The aim of this experiment was to prepare tin iodide from its elements through recrystallisation, the resulting crystals then went through a number of tests to examine the reactivity. Tin and iodine were weighed. Tin (0.99g) was added to a flask along with of iodine(2.49g). Toluene(10cm3) was also added. The mixture was then set up for reflux. The heating mantle was then removed when the solution had finished refluxing. This was indicated by the solution changing colour from violet to orange and the condensing solvent turned clear. The solution was then decanted into a flask and 40/60 petroleum spirit (10cm3) was added. The flask was the added to an ice bath to allow to cool to recrystalise. The remaining tin and reaction flask was washed with acetone. The tin was then left to dry and weighed obtaining a measurement of 0.52g of dried tin. Orange crystals started to form in the flask. The contents of the flask were then filtered and washed with 40/60 petroleum spirit. The dried crystals were then weighed, and the mass was recorded to be 1.96g. A micro spatula tip of dried crystals was added to water (20cm3) to dissolve. The solution was shaken until there was no more traces of dried crystals. The pH was tested, and the solution had a pH of 1. A set of tests were then carried out on the solution. Test 1 � The solution(2cm3) was added to a test tube with silver nitrate (0.1M, 5 drops). The test tube was shaken gently for roughly 30seconds. Test 2 � The solution(2cm3) was added to a test tube. A copper wire was then heated until it was glowing red. At this point it was dipped into the test tube and then returned to the flame. Test 3 � The solution(2cm3) was added to a test tube. Hydrogen peroxide (3%, 10 drops) was then added and shaken gently for 30 seconds. 40/60 petroleum spirit (3 drops) was added to the test tube and swirled gently. The aim of this experiment was to prepare tin iodide from its elements through recrystallisation, the resulting crystals then went through a number of tests to examine the reactivity. Tin and iodine were weighed. Tin (0.99g) was added to a flask along with of iodine(2.49g). Toluene(10cm3) was also added. The mixture was then set up for reflux. The heating mantle was then removed when the solution had finished refluxing. This was indicated by the solution changing colour from violet to orange and the condensing solvent turned clear. The solution was then decanted into a flask and 40/60 petroleum spirit (10cm3) was added. The flask was the added to an ice bath to allow to cool to recrystalise. The remaining tin and reaction flask was washed with acetone. The tin was then left to dry and weighed obtaining a measurement of 0.52g of dried tin. Orange crystals started to form in the flask. The contents of the flask were then filtered and washed with 40/60 petroleum spirit. The dried crystals were then weighed, and the mass was recorded to be 1.96g. A micro spatula tip of dried crystals was added to water (20cm3) to dissolve. The solution was shaken until there was no more traces of dried crystals. The pH was tested, and the solution had a pH of 1. A set of tests were then carried out on the solution. Test 1 � The solution(2cm3) was added to a test tube with silver nitrate (0.1M, 5 drops). The test tube was shaken gently for roughly 30seconds. Test 2 � The solution(2cm3) was added to a test tube. A copper wire was then heated until it was glowing red. At this point it was dipped into the test tube and then returned to the flame.</text:p>
          </table:table-cell>
          <table:table-cell office:value-type="float" office:value="0.838076174259186" calcext:value-type="float">
            <text:p>0.838076174259186</text:p>
          </table:table-cell>
          <table:table-cell office:value-type="float" office:value="0.629999995231628" calcext:value-type="float">
            <text:p>0.629999995231628</text:p>
          </table:table-cell>
          <table:table-cell table:number-columns-repeated="4"/>
        </table:table-row>
        <table:table-row table:style-name="ro1">
          <table:table-cell office:value-type="string" calcext:value-type="string">
            <text:p>Aim: The aim of this experiment was to produce tin iodide from its elements by heating under reflux technique and to investigate the reactivity of the tin iodide formed by preforming three chemical tests. Procedure: Tin metal (1.0g) and Iodine (2.5g) were added to a dry 100ml round bottom flask. Toluene (10cm3) and 2 or 3 anti-bumping granules were then added to the flask which was heated under reflux at around 150oC where the solution is violet. The solution was heated until it turned an orange colour and the condensing solvent was clear. The solution was transferred to a 100cm3 conical flask (leaving the tin) along with Petroleum spirit 40/60 (10cm3) and allowed to cool. The tin was then washed with acetone, dried and weighed. Orange crystals formed in the conical flask and were filtered using a Buchner funnel. The filtered crystals were then washed with petrol, dried and weighed. Chemical Tests: The observations of each test were recorded. A heaped micro spatula of SnI4 (orange crystal) was dissolved fully in water (15-20mL), its pH was tested using pH paper and the solution was used in the following tests. Test 1: 1-2mL of solution was added to a test tube along with 4 or 5 drops of silver nitrate (0.1M) and gently shaken. Test 2: 1-2mL of solution was added to a test tube and used in a flame test. Test 3: 1-2mL solution was added to a test tube with 10 drops of 3% hydrogen peroxide, shaken for 30 seconds before 2-3mL of petrol was added. Aim: The aim of this experiment was to produce tin iodide from its elements by heating under reflux technique and to investigate the reactivity of the tin iodide formed by preforming three chemical tests. Procedure: Tin metal (1.0g) and Iodine (2.5g) were added to a dry 100ml round bottom flask. Toluene (10cm3) and 2 or 3 anti-bumping granules were then added to the flask which was heated under reflux at around 150oC where the solution is violet. The solution was heated until it turned an orange colour and the condensing solvent was clear. The solution was transferred to a 100cm3 conical flask (leaving the tin) along with Petroleum spirit 40/60 (10cm3) and allowed to cool. The tin was then washed with acetone, dried and weighed. Orange crystals formed in the conical flask and were filtered using a Buchner funnel. The filtered crystals were then washed with petrol, dried and weighed. Chemical Tests: The observations of each test were recorded. A heaped micro spatula of SnI4 (orange crystal) was dissolved fully in water (15-20mL), its pH was tested using pH paper and the solution was used in the following tests. Test 1: 1-2mL of solution was added to a test tube along with 4 or 5 drops of silver nitrate (0.1M) and gently shaken. Test 2: 1-2mL of solution was added to a test tube and used in a flame test. Test 3:</text:p>
          </table:table-cell>
          <table:table-cell office:value-type="float" office:value="0.733631014823914" calcext:value-type="float">
            <text:p>0.733631014823914</text:p>
          </table:table-cell>
          <table:table-cell office:value-type="float" office:value="0.730000019073486" calcext:value-type="float">
            <text:p>0.730000019073486</text:p>
          </table:table-cell>
          <table:table-cell table:number-columns-repeated="4"/>
        </table:table-row>
        <table:table-row table:style-name="ro1">
          <table:table-cell office:value-type="string" calcext:value-type="string">
            <text:p>The aim of the experiment was to prepare an isolated sample of SnI4 and assess its reactivity by performing a series of three tests. Tin metal (1.20 g, 0.010 mol) was added to iodine (2.5 g, 0.0099 mol) and toluene (10 cm3, 0.020 mol). Solution was allowed to reflux at ~ 60% power until the condensing solvent turned from violet to clear. The resulting hot orange solution was decanted off and added to petroleum spirit 40/60 (10 cm3, 0.080 mol). Residual tin (0.54 g, 0.0046 mol) metal was washed with excess acetone and the dry solid weighed. The solution was allowed to cool to room temperature, and then was cooled in an ice-bath for ~ 5 minutes. Orange crystals were then purified with vacuum filtration and washed with cold petroleum spirit 40/60. The purified SnI4 was obtained as an orange crystalline solid (1.82 g, 0.029 mol). A heaped microspatula of SnI4 was dissolved in water (20 cm3). Resulting solution (2 cm3) was transferred to three test tubes. To test tube 1, silver nitrate (5 drops, 0.1 M) was added and gently shaken for 30 seconds and observations logged. Heated copper wire was immersed in test tube 2 and then heated in a Bunsen flame, with the flame colour observed. To test tube 3, hydrogen peroxide (10 drops, 0.88 M) was added and shaken for 30 seconds, then petroleum spirit 40/60 (3 cm3) was added. Resulting biphasic solution was gently swirled and observations were noted. The aim of the experiment was to prepare an isolated sample of SnI4 and assess its reactivity by performing a series of three tests. Tin metal (1.20 g, 0.010 mol) was added to iodine (2.5 g, 0.0099 mol) and toluene (10 cm3, 0.020 mol). Solution was allowed to reflux at ~ 60% power until the condensing solvent turned from violet to clear. The resulting hot orange solution was decanted off and added to petroleum spirit 40/60 (10 cm3, 0.080 mol). Residual tin (0.54 g, 0.0046 mol) metal was washed with excess acetone and the dry solid weighed. The solution was allowed to cool to room temperature, and then was cooled in an ice-bath for ~ 5 minutes. Orange crystals were then purified with vacuum filtration and washed with cold petroleum spirit 40/60. The purified SnI4 was obtained as an orange crystalline solid (1.82 g, 0.029 mol).</text:p>
          </table:table-cell>
          <table:table-cell office:value-type="float" office:value="0.647955417633057" calcext:value-type="float">
            <text:p>0.647955417633057</text:p>
          </table:table-cell>
          <table:table-cell office:value-type="float" office:value="0.779999971389771" calcext:value-type="float">
            <text:p>0.779999971389771</text:p>
          </table:table-cell>
          <table:table-cell table:number-columns-repeated="4"/>
        </table:table-row>
        <table:table-row table:style-name="ro1">
          <table:table-cell office:value-type="string" calcext:value-type="string">
            <text:p>Aim: to form, isolate and examine the reactivity of SnI4. Procedure: set up a reflux with iodine, tin and toluene, with a heating mantle and run until the vapour turns clear. Leave to cool until there is no more condensing taking place. Decant the liquid into a conical flask and add petroleum spirit 40/60, leave it to cool. Wash the tin with acetone and leave to dry, then weigh it to compare to the starting mass. After the solution forms crystals use a Buchner funnel to isolate the precipitate.</text:p>
          </table:table-cell>
          <table:table-cell office:value-type="float" office:value="0.569091558456421" calcext:value-type="float">
            <text:p>0.569091558456421</text:p>
          </table:table-cell>
          <table:table-cell office:value-type="float" office:value="0.379999995231628" calcext:value-type="float">
            <text:p>0.379999995231628</text:p>
          </table:table-cell>
          <table:table-cell table:number-columns-repeated="4"/>
        </table:table-row>
        <table:table-row table:style-name="ro1">
          <table:table-cell office:value-type="string" calcext:value-type="string">
            <text:p>The aim of the experiment was to prepare a tin iodide species (SnI4) and then to isolate it. Furthermore, it was to examine the reactivity of the product through three tests. Add 1.0g of tin metal to a 100mL Quickfit round-bottom flask and carefully weight 2.5g of iodine onto a watchglass before transferring the iodine pellets into the reaction flask with the tin metal. Then add 10cm3 of toluene into the flask along with 2-3 antibumping granules and set it up with a reflux condenser. Place the flask on the DrySyn hot plate and turn it to around 175c and let it condense until the vapour is clear then detach the flask from the condensor and let the flask cool until it stops condensing. Decant the solution without the tin metal into a 100cm3 conical flask and add 10cm3 of petroleum spirit 40/60 to the conical flask before letting it cool. Wash the tin with acetone and leave it to dry on a watchglass before weighing it. Then, place the conical flask containing the orange liquid into an ice bath to ensure maximum yield of crystals. Filter off the crystals with a Buchner funnel and weigh the dried crystals. Then add about a spatula full of crystals (SnI4) into another conical flask and dissolve it in water and take a pH reading of this. For the tests, add around 1-2mL of the solution into three separate test tubes and follow the following steps: Test 1: Add 4 to 5 drops of 0.1M silver nitrate and shake the mixture and observe the change Test 2: Heat a copper wire with a Bunsen burner until it is red before dipping it in the solution and conducting a flame test with a Bunsen burner and observing the colour of the flame. This is known as a Beilstein test Test 3: Add 10 drops of 3% hydrogen peroxide, shake and then add 2 to 3 mL of petrol before swirling and observing the biphasic solution. The aim of the experiment was to prepare a tin iodide species (SnI4) and then to isolate it. Furthermore, it was to examine the reactivity of the product through three tests. Add 1.0g of tin metal to a 100mL Quickfit round-bottom flask and carefully weight 2.5g of iodine onto a watchglass before transferring the iodine pellets into the reaction flask with the tin metal. Then add 10cm3 of toluene into the flask along with 2-3 antibumping granules and set it up with a reflux condenser. Place the flask on the DrySyn hot plate and turn it to around 175c and let it condense until the vapour is clear then detach the flask from the condensor and let the flask cool until it stops condensing. Decant the solution without the tin metal into a 100cm3 conical flask and add 10cm3 of petroleum spirit 40/60 to the conical flask before letting it cool. Wash the tin with acetone and leave it to dry on a watchglass before weighing it. Then, place the conical flask containing the orange liquid into an ice bath to ensure maximum yield of crystals. Filter off the crystals with a Buchner funnel and weigh the dried crystals. Then add about a spatula full of crystals (SnI4) into another conical flask and dissolve it in water and take a pH reading of this. For the tests, add around 1-2mL of the solution into three separate test tubes and follow the following steps: Test 1: Add 4 to 5 drops of 0.1M silver nitrate and shake the mixture and observe the change Test 2: Heat a copper wire with a Bunsen burner until it is red before dipping it in the solution and conducting a flame test with a Bunsen burner and observing the colour of the flame. This is known as a Beilstein test</text:p>
          </table:table-cell>
          <table:table-cell office:value-type="float" office:value="0.804173290729523" calcext:value-type="float">
            <text:p>0.804173290729523</text:p>
          </table:table-cell>
          <table:table-cell office:value-type="float" office:value="0.550000011920929" calcext:value-type="float">
            <text:p>0.550000011920929</text:p>
          </table:table-cell>
          <table:table-cell table:number-columns-repeated="4"/>
        </table:table-row>
        <table:table-row table:style-name="ro1">
          <table:table-cell office:value-type="string" calcext:value-type="string">
            <text:p>The aim of the experiment was to perform a series of tests on prepared and isolated tin iodide to analyze the reactivity. Transfer tin metal (1.0 g) to a 100 ml round bottom flask, followed by iodine (2.5 g), and toluene (10 cm3) and 2-3 anti-bumping granules. The flask was connected to a reflux condenser. The solution was heated until the condensing vapour changed from violet to orange and the condensing solvent became colourless. The solution was allowed to cool until the solvent stopped condensing. Using a clamp, the solution was transferred to a 100 cm3 conical flask, leaving behind the residual tin. Petroleum spirit 40/60 (10 cm3) was added to the conical flask and the solution was allowed to cool to room temperature. The residual tin was washed with acetone, left to dry on a watchglass, and weighed. The conical flask was cooled in an ice bath in order to maximize crystallization. The crystals were then filtered off using a Buchner funnel, washed with cold petroleum spirit 40/60 (10 cm3), and weighed. A heaped micro spatula tip of the crystals was dissolved in 15-20 ml water. The pH of this solution was recorded. This solution was used the following tests: Test 1: 1-2 mL solution was transferred to a test tube with 4-5 drops 0.1M AgNO3 and shaken for 30 seconds. Observations were recorded. Test 2: A Beilstein test was performed using the solution and a copper wire. Observations were recorded. Test 3: 1-2 mL solution was transferred to a test tube with 10 drops of 3% H2O2 and shaken for 30 seconds. 2-3 mL petrol was added. After swirling the tube to afford a biphasic solution. Observations were recorded. The aim of the experiment was to perform a series of tests on prepared and isolated tin iodide to analyze the reactivity. Transfer tin metal (1.0 g) to a 100 ml round bottom flask, followed by iodine (2.5 g), and toluene (10 cm3) and 2-3 anti-bumping granules. The flask was connected to a reflux condenser. The solution was heated until the condensing vapour changed from violet to orange and the condensing solvent became colourless. The solution was allowed to cool until the solvent stopped condensing. Using a clamp, the solution was transferred to a 100 cm3 conical flask, leaving behind the residual tin. Petroleum spirit 40/60 (10 cm3) was added to the conical flask and the solution was allowed to cool to room temperature. The residual tin was washed with acetone, left to dry on a watchglass, and weighed. The conical flask was cooled in an ice bath in order to maximize crystallization. The crystals were then filtered off using a Buchner funnel, washed with cold petroleum spirit 40/60 (10 cm3), and weighed. A heaped micro spatula tip of the crystals was dissolved in 15-20 ml water. The pH of this solution was recorded. This solution was used the following tests: Test 1: 1-2 mL solution was transferred to a test tube with 4-5 drops 0.1M AgNO3 and shaken for 30 seconds. Observations were recorded. Test 2: A Beilstein test was performed using the solution and a copper wire. Observations were recorded. Test 3:</text:p>
          </table:table-cell>
          <table:table-cell office:value-type="float" office:value="0.664278745651245" calcext:value-type="float">
            <text:p>0.664278745651245</text:p>
          </table:table-cell>
          <table:table-cell office:value-type="float" office:value="0.699999988079071" calcext:value-type="float">
            <text:p>0.699999988079071</text:p>
          </table:table-cell>
          <table:table-cell table:number-columns-repeated="4"/>
        </table:table-row>
        <table:table-row table:style-name="ro1">
          <table:table-cell office:value-type="string" calcext:value-type="string">
            <text:p>The aim of the experiment was form crystallised SnI4 from its constituent elements and perform 3 simple tests to examine it�s reactivity. Solid tin (1.01g) and iodine pellets (2.50g) formed a purple solution with 10cm3 of toluene and was heated under reflux until the solution turned orange and the condensing liquid was colourless. The solution was cooled and transferred into a conical flask to isolate the unreacted tin (0.43g). 10cm3 petroleum 40/60 was added to the orange solution in the conical flask. The conical flask was placed in an ice bath to maximise crystallisation. The solution was filtered under reduced pressure to form a bright orange crystal powder. 2.15g of pure SnI4 crystals was collected. A heaped micro spatula of my orange crystals was dissolved in enough distilled water to dissolve all the crystals (approx. 20cm3) The first chemical test involved adding 4-5 drops of 0.1M silver nitrate to 1.6ml of my solution, and my pale yellow solution turned cloudy. The second test was the �Beilstein test� where a hot copper wire was submerged in 1.32ml of my solution and held over a Bunsen burner. A bright green flame was observed. The third test involved adding 10 drops of 3% hydrogen peroxide and 2.4ml of petroleum 40/60 to 1.36ml of my solution. After the addition of H2O2, the solution turned darker yellow and on standing turned brown. After the addition of the petrol, 2 immiscible layers formed with the top layer being a bright pink (turned purple on standing) and the bottom layer a brown/red colour. The aim of the experiment was form crystallised SnI4 from its constituent elements and perform 3 simple tests to examine it�s reactivity. Solid tin (1.01g) and iodine pellets (2.50g) formed a purple solution with 10cm3 of toluene and was heated under reflux until the solution turned orange and the condensing liquid was colourless. The solution was cooled and transferred into a conical flask to isolate the unreacted tin (0.43g). 10cm3 petroleum 40/60 was added to the orange solution in the conical flask. The conical flask was placed in an ice bath to maximise crystallisation. The solution was filtered under reduced pressure to form a bright orange crystal powder. 2.15g of pure SnI4 crystals was collected. A heaped micro spatula of my orange crystals was dissolved in enough distilled water to dissolve all the crystals (approx. 20cm3) The first chemical test involved adding 4-5 drops of 0.1M silver nitrate to 1.6ml of my solution, and my pale yellow solution turned cloudy. The second test was the �Beilstein test� where a hot copper wire was submerged in 1.32ml of my solution and held over a Bunsen burner. A bright green flame was observed.</text:p>
          </table:table-cell>
          <table:table-cell office:value-type="float" office:value="0.704227089881897" calcext:value-type="float">
            <text:p>0.704227089881897</text:p>
          </table:table-cell>
          <table:table-cell office:value-type="float" office:value="0.779999971389771" calcext:value-type="float">
            <text:p>0.779999971389771</text:p>
          </table:table-cell>
          <table:table-cell table:number-columns-repeated="4"/>
        </table:table-row>
        <table:table-row table:style-name="ro1">
          <table:table-cell office:value-type="string" calcext:value-type="string">
            <text:p>The aim of this experiment was to prepare a tin iodide solution using the elements and use the solution to prepare tests that will investigate the reactivity of the tin iodide solution. 1 gram of tin metal was measured into a round-bottom flask, 2.5g of iodine pellets were also added as well as 10cm3 of toluene and a few anti-bumping granules. The flask was heated until a purple vapor started to condense, once the solution became colourless the reaction was removed from the heat. The solution (excluding the tin metal) was transferred into a flask with 10cm3 petroleum 40/60. The tin was rinsed with acetone and dried and weighed. Orange crystals formed from the solution upon cooling, these crystals were then dried using a Buchner funnel and filtration under suction then weighed The aim of this experiment was to prepare a tin iodide solution using the elements and use the solution to prepare tests that will investigate the reactivity of the tin iodide solution. 1 gram of tin metal was measured into a round-bottom flask, 2.5g of iodine pellets were also added as well as 10cm3 of toluene and a few anti-bumping granules. The flask was heated until a purple vapor started to condense, once the solution became colourless the reaction was removed from the heat. The solution (excluding the tin metal) was transferred into a flask with 10cm3 petroleum 40/60. The tin was rinsed with acetone and dried and weighed.</text:p>
          </table:table-cell>
          <table:table-cell office:value-type="float" office:value="0.777328848838806" calcext:value-type="float">
            <text:p>0.777328848838806</text:p>
          </table:table-cell>
          <table:table-cell office:value-type="float" office:value="0.300000011920929" calcext:value-type="float">
            <text:p>0.300000011920929</text:p>
          </table:table-cell>
          <table:table-cell table:number-columns-repeated="4"/>
        </table:table-row>
        <table:table-row table:style-name="ro1">
          <table:table-cell office:value-type="string" calcext:value-type="string">
            <text:p>The aim of the experiment was to isolate of Tin (IV) iodide produced from the reaction of tin and iodine and thus examine the reactivity of tin (IV) iodide. Tin (IV) iodide was produced by reacting 1g of tin metal with 2.5g of iodine. To isolate the tin (IV) iodide the products of the tin iodine reaction were dissolved in 10cm3 of toluene, an ideal solvent since tin (IV) iodide is highly soluble in non-polar solvents, and this solution was heated-under reflux (using anti-bumping granules to control heating) causing the mixture to condense. tin (IV) iodide is highly soluble in non-polar solvents therefore 10cm3 of toluene was used as a solvent to produce a solution which could be heated-under reflux causing the mixture to condense. To isolate <text:s/>the tin (IV) iodide, the solution obtained from condensation was transferred to a conical flask and left to cooled in an ice bath, this promoted crystallisation. Vacuum filtration was then used to collect the tin (IV) iodide crystals and impurities were removed by washing the crystals in petroleum spirt 40/60. After allowing the crystals to dry the mass of the pure crystals was obtained using <text:s/>balance which weighed accurately to 2 decimal places. A solution was made by dissolving isolated tin (IV) iodide in water and its pH was determined using pH paper. The solution was then used for three separate tests to examine the reactivity of tin (IV) iodide. Test 1: 0.1M of silver nitrate was added to 1-2ml of the tin (IV) solution in a test tube. The solution was the shaken <text:s/>for 30sand the colour change was observed. Test 2: A copper rod was placed in a Bunsen flame and the colour of the flame was recorded, the copper rod was then removed and dipped in a sample of the tin (IV) iodide solution, the process of placing the metal rod in the Bunsen flame was repeated and the coulor of the flame was recorded. Test 3: 10 drops of 3% hydrogen peroxide was added to 1-2ml of the tin (IV) solution in a test tube. The solution was the shaken <text:s/>for 30sand the colour change was observed.</text:p>
          </table:table-cell>
          <table:table-cell office:value-type="float" office:value="0.806297123432159" calcext:value-type="float">
            <text:p>0.806297123432159</text:p>
          </table:table-cell>
          <table:table-cell office:value-type="float" office:value="0.649999976158142" calcext:value-type="float">
            <text:p>0.649999976158142</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8T15:56:48.024117983</dc:date>
    <meta:editing-duration>PT5M46S</meta:editing-duration>
    <meta:editing-cycles>1</meta:editing-cycles>
    <meta:document-statistic meta:table-count="1" meta:cell-count="80" meta:object-count="1"/>
    <meta:generator>LibreOffice/7.3.3.2$Linux_X86_64 LibreOffice_project/30$Build-2</meta:generator>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1"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0" chart:maximum="1"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x"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5cm" xlink:href=".." xlink:type="simple" chart:class="chart:scatter" chart:style-name="ch1">
        <chart:plot-area chart:style-name="ch2" table:cell-range-address="'results-fine-tune-self_attention'.B1:'results-fine-tune-self_attention'.C25 'results-fine-tune-self_attention'.G4:'results-fine-tune-self_attention'.G5" chart:data-source-has-labels="row" svg:x="1.331cm" svg:y="0.18cm" svg:width="14.355cm" svg:height="7.664cm">
          <chart:coordinate-region svg:x="2.058cm" svg:y="0.379cm" svg:width="13.534cm" svg:height="6.818cm"/>
          <chart:axis chart:dimension="x" chart:name="primary-x" chart:style-name="ch3">
            <chart:title svg:x="7.525cm" svg:y="8.024cm" chart:style-name="ch4">
              <text:p>Human mark</text:p>
            </chart:title>
          </chart:axis>
          <chart:axis chart:dimension="y" chart:name="primary-y" chart:style-name="ch5">
            <chart:title svg:x="0.451cm" svg:y="5.154cm" chart:style-name="ch6">
              <text:p>Predicted Mark</text:p>
            </chart:title>
            <chart:grid chart:style-name="ch7" chart:class="major"/>
          </chart:axis>
          <chart:series chart:style-name="ch8" chart:values-cell-range-address="'results-fine-tune-self_attention'.B2:'results-fine-tune-self_attention'.B25" chart:label-cell-address="'results-fine-tune-self_attention'.C1:'results-fine-tune-self_attention'.C1" chart:class="chart:scatter">
            <chart:domain table:cell-range-address="'results-fine-tune-self_attention'.C2:'results-fine-tune-self_attention'.C25"/>
            <chart:data-point chart:repeated="24"/>
          </chart:series>
          <chart:series chart:style-name="ch9" chart:values-cell-range-address="'results-fine-tune-self_attention'.G4:'results-fine-tune-self_attention'.G5" chart:class="chart:scatter">
            <chart:domain table:cell-range-address="'results-fine-tune-self_attention'.F4:'results-fine-tune-self_attention'.F5"/>
            <chart:data-point chart:repeated="2"/>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true</text:p>
                <draw:g>
                  <svg:desc>'results-fine-tune-self_attention'.C1:'results-fine-tune-self_attention'.C1</svg:desc>
                </draw:g>
              </table:table-cell>
              <table:table-cell office:value-type="string">
                <text:p>Column F</text:p>
              </table:table-cell>
              <table:table-cell office:value-type="string">
                <text:p>Column G</text:p>
              </table:table-cell>
            </table:table-row>
          </table:table-header-rows>
          <table:table-rows>
            <table:table-row>
              <table:table-cell office:value-type="string">
                <text:p>1</text:p>
              </table:table-cell>
              <table:table-cell office:value-type="float" office:value="0.730000019073486">
                <text:p>0.730000019073486</text:p>
                <draw:g>
                  <svg:desc>'results-fine-tune-self_attention'.C2:'results-fine-tune-self_attention'.C25</svg:desc>
                </draw:g>
              </table:table-cell>
              <table:table-cell office:value-type="float" office:value="0.721024751663208">
                <text:p>0.721024751663208</text:p>
                <draw:g>
                  <svg:desc>'results-fine-tune-self_attention'.B2:'results-fine-tune-self_attention'.B25</svg:desc>
                </draw:g>
              </table:table-cell>
              <table:table-cell office:value-type="float" office:value="1">
                <text:p>1</text:p>
                <draw:g>
                  <svg:desc>'results-fine-tune-self_attention'.F4:'results-fine-tune-self_attention'.F5</svg:desc>
                </draw:g>
              </table:table-cell>
              <table:table-cell office:value-type="float" office:value="1">
                <text:p>1</text:p>
                <draw:g>
                  <svg:desc>'results-fine-tune-self_attention'.G4:'results-fine-tune-self_attention'.G5</svg:desc>
                </draw:g>
              </table:table-cell>
            </table:table-row>
            <table:table-row>
              <table:table-cell office:value-type="string">
                <text:p>2</text:p>
              </table:table-cell>
              <table:table-cell office:value-type="float" office:value="0.649999976158142">
                <text:p>0.649999976158142</text:p>
              </table:table-cell>
              <table:table-cell office:value-type="float" office:value="0.783303737640381">
                <text:p>0.783303737640381</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879999995231628">
                <text:p>0.879999995231628</text:p>
              </table:table-cell>
              <table:table-cell office:value-type="float" office:value="0.721049129962921">
                <text:p>0.721049129962921</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680000007152557">
                <text:p>0.680000007152557</text:p>
              </table:table-cell>
              <table:table-cell office:value-type="float" office:value="0.776390850543976">
                <text:p>0.776390850543976</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980000019073486">
                <text:p>0.980000019073486</text:p>
              </table:table-cell>
              <table:table-cell office:value-type="float" office:value="0.676677346229553">
                <text:p>0.676677346229553</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699999988079071">
                <text:p>0.699999988079071</text:p>
              </table:table-cell>
              <table:table-cell office:value-type="float" office:value="0.711469352245331">
                <text:p>0.711469352245331</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529999971389771">
                <text:p>0.529999971389771</text:p>
              </table:table-cell>
              <table:table-cell office:value-type="float" office:value="0.73300689458847">
                <text:p>0.7330068945884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779999971389771">
                <text:p>0.779999971389771</text:p>
              </table:table-cell>
              <table:table-cell office:value-type="float" office:value="0.746885597705841">
                <text:p>0.746885597705841</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550000011920929">
                <text:p>0.550000011920929</text:p>
              </table:table-cell>
              <table:table-cell office:value-type="float" office:value="0.692569971084595">
                <text:p>0.69256997108459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779999971389771">
                <text:p>0.779999971389771</text:p>
              </table:table-cell>
              <table:table-cell office:value-type="float" office:value="0.743204414844513">
                <text:p>0.743204414844513</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550000011920929">
                <text:p>0.550000011920929</text:p>
              </table:table-cell>
              <table:table-cell office:value-type="float" office:value="0.722063899040222">
                <text:p>0.722063899040222</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400000005960465">
                <text:p>0.400000005960465</text:p>
              </table:table-cell>
              <table:table-cell office:value-type="float" office:value="0.719332337379456">
                <text:p>0.719332337379456</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0.75">
                <text:p>0.75</text:p>
              </table:table-cell>
              <table:table-cell office:value-type="float" office:value="0.726287305355072">
                <text:p>0.726287305355072</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0.800000011920929">
                <text:p>0.800000011920929</text:p>
              </table:table-cell>
              <table:table-cell office:value-type="float" office:value="0.685689747333527">
                <text:p>0.685689747333527</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0.680000007152557">
                <text:p>0.680000007152557</text:p>
              </table:table-cell>
              <table:table-cell office:value-type="float" office:value="0.722468852996826">
                <text:p>0.722468852996826</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0.629999995231628">
                <text:p>0.629999995231628</text:p>
              </table:table-cell>
              <table:table-cell office:value-type="float" office:value="0.838076174259186">
                <text:p>0.83807617425918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0.730000019073486">
                <text:p>0.730000019073486</text:p>
              </table:table-cell>
              <table:table-cell office:value-type="float" office:value="0.733631014823914">
                <text:p>0.733631014823914</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0.779999971389771">
                <text:p>0.779999971389771</text:p>
              </table:table-cell>
              <table:table-cell office:value-type="float" office:value="0.647955417633057">
                <text:p>0.647955417633057</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0.379999995231628">
                <text:p>0.379999995231628</text:p>
              </table:table-cell>
              <table:table-cell office:value-type="float" office:value="0.569091558456421">
                <text:p>0.569091558456421</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0.550000011920929">
                <text:p>0.550000011920929</text:p>
              </table:table-cell>
              <table:table-cell office:value-type="float" office:value="0.804173290729523">
                <text:p>0.804173290729523</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0.699999988079071">
                <text:p>0.699999988079071</text:p>
              </table:table-cell>
              <table:table-cell office:value-type="float" office:value="0.664278745651245">
                <text:p>0.664278745651245</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0.779999971389771">
                <text:p>0.779999971389771</text:p>
              </table:table-cell>
              <table:table-cell office:value-type="float" office:value="0.704227089881897">
                <text:p>0.704227089881897</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0.300000011920929">
                <text:p>0.300000011920929</text:p>
              </table:table-cell>
              <table:table-cell office:value-type="float" office:value="0.777328848838806">
                <text:p>0.777328848838806</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0.649999976158142">
                <text:p>0.649999976158142</text:p>
              </table:table-cell>
              <table:table-cell office:value-type="float" office:value="0.806297123432159">
                <text:p>0.80629712343215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